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 - oriented</text:p>
      <text:p text:style-name="P1">1) What is Object oriented? Write down difference b/w Object oriented and procedure oriented programming approach.</text:p>
      <text:p text:style-name="P1"/>
      <text:p text:style-name="P1">2)What is class and object? Explain all oop features in java with example.</text:p>
      <text:p text:style-name="P1"/>
      <text:p text:style-name="P1">3)What are the role of setter and getter method ? What is POJO In Java.</text:p>
      <text:p text:style-name="P1"/>
      <text:p text:style-name="P1">4)How to update and retrive <text:s/>the value of a particular property of an object from anothor class(Let suppose the property is private) ?</text:p>
      <text:p text:style-name="P1"/>
      <text:p text:style-name="P1">5) Create an Object having two properties and four behaviours</text:p>
      <text:p text:style-name="P1">(add,substract,multiply,divide) to perform desired operation.object must have setter and getter and keep all properties private.</text:p>
      <text:p text:style-name="P1"/>
      <text:p text:style-name="P1">6)What is Constructor? List down the keypoints about constructor.</text:p>
      <text:p text:style-name="P1"/>
      <text:p text:style-name="P1">7)Can we make multiple contructor inside a class? if yes then what is the need of it.Explain,</text:p>
      <text:p text:style-name="P1"/>
      <text:p text:style-name="P1">8) Private constuctor is legal or illegal ?</text:p>
      <text:p text:style-name="P1"/>
      <text:p text:style-name="P1">9) What is Singleton class explain with suitable example?</text:p>
      <text:p text:style-name="P1"/>
      <text:p text:style-name="P1">10)What is method overloading ? What are importance of method overloading ? Can we overload the main method in java ?</text:p>
      <text:p text:style-name="P1"/>
      <text:p text:style-name="P1">11) How to pass as many argument to java method?</text:p>
      <text:p text:style-name="P1"/>
      <text:p text:style-name="P1">12) Can we overload the method with var-arg type of argument.</text:p>
      <text:p text:style-name="P1"/>
      <text:p text:style-name="P1">13) Create a class to calculate Area of circle with one data member to store the radius and another to store area value. Create method members</text:p>
      <text:p text:style-name="P1">init - to input radius from user</text:p>
      <text:p text:style-name="P1">calc - to calculate area</text:p>
      <text:p text:style-name="P1">display- to display area</text:p>
      <text:p text:style-name="P1"/>
      <text:p text:style-name="P1">14) Create a class MathOperation with two data member X and Y to store the operand and third data member R to store result of operation.Create method members</text:p>
      <text:p text:style-name="P1">init - to input X and Y from user</text:p>
      <text:p text:style-name="P1">add - to add X and Y and store in R</text:p>
      <text:p text:style-name="P1">multiply - to multiply X and Y and store in R</text:p>
      <text:p text:style-name="P1">power - to calculate X Y and store in R</text:p>
      <text:p text:style-name="P1">display- to display Result R</text:p>
      <text:p text:style-name="P1"/>
      <text:p text:style-name="P1">15) Create a class MathOperation containing method ‘multiply’ to calculate multiplication of following arguments.</text:p>
      <text:p text:style-name="P1">two integers</text:p>
      <text:p text:style-name="P1">three float</text:p>
      <text:p text:style-name="P1">all elements of array</text:p>
      <text:p text:style-name="P1">one double and one integer</text:p>
      <text:p text:style-name="P1"/>
      <text:p text:style-name="P1">16) Create a class Person with properties (name and age) with following features.</text:p>
      <text:p text:style-name="P1"><text:soft-page-break/>Default age of person should be 18.</text:p>
      <text:p text:style-name="P1">A person object can be initialized with name and age.</text:p>
      <text:p text:style-name="P1">Method to display name and age of person.</text:p>
      <text:p text:style-name="P1"/>
      <text:p text:style-name="P1">17) Create a class Employee with(empNo ,salary and totalSalary) <text:s/>with following <text:tab/>features.</text:p>
      <text:p text:style-name="P1">Only parameterized constructor;</text:p>
      <text:p text:style-name="P1">totalSalary always represent total of all the salaries of all employees created.</text:p>
      <text:p text:style-name="P1">empNo should be auto incremented.</text:p>
      <text:p text:style-name="P1">display total employees and totalSalary using class method.</text:p>
      <text:p text:style-name="P1"/>
      <text:p text:style-name="P1">18) Create class Product (pid, price, quantity) with parameterized constructor.Create a main function in different class (say XYZ) and perform following task:</text:p>
      <text:p text:style-name="P1">Accept five product information from user and store in an array</text:p>
      <text:p text:style-name="P1">Find Pid of product with highest price.</text:p>
      <text:p text:style-name="P1">Create method (with array of product’s object as argument) in XYZ class to calculate and return total amount spent on all products. (amount spent on single product=price of product * quantity of product).</text:p>
      <text:p text:style-name="P1"/>
      <text:p text:style-name="P1">19) Make list of Students having name, roll no., age, score. Write a program to accept 10 students record and arrange the Students based on the score group [0-50], [50-65],[65-80],[80-100].</text:p>
      <text:p text:style-name="P1"/>
      <text:p text:style-name="P1">20)Create class Tile to store the edge length of a square tile , and create another class Floor to store length and width of a rectangular floor. Add method totalTiles(Tile t) in Floor class with Tile as argument to calculate the whole number of tiles needed to cover the floor complete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5T14:40:24</meta:creation-date>
    <dc:language>en-IN</dc:language>
    <dc:date>2024-06-19T14:37:26.496264348</dc:date>
    <meta:editing-cycles>2</meta:editing-cycles>
    <meta:editing-duration>PT4H38M3S</meta:editing-duration>
    <meta:generator>LibreOffice/6.4.7.2$Linux_X86_64 LibreOffice_project/40$Build-2</meta:generator>
    <meta:document-statistic meta:table-count="0" meta:image-count="0" meta:object-count="0" meta:page-count="2" meta:paragraph-count="44" meta:word-count="555" meta:character-count="3270" meta:non-whitespace-character-count="2756"/>
  </office:meta>
</office:document-meta>
</file>